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1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table:number-columns-repeated="16378"/>
        </table:table-row>
        <table:table-row table:style-name="ro1" table:number-rows-repeated="104829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.00.0000</text:date>, <text:time style:data-style-name="N2" text:time-value="19:49:41.77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07T19:53:31.152000000</dc:date>
    <meta:editing-duration>P5DT7H46M34S</meta:editing-duration>
    <meta:editing-cycles>2058</meta:editing-cycles>
    <meta:document-statistic meta:table-count="4" meta:cell-count="11320" meta:object-count="0"/>
  </office:meta>
</office:document-meta>
</file>